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 text:number-lines="true" text:line-number="0" style:writing-mode="lr-tb"/>
    </style:style>
    <style:style style:name="P2" style:family="paragraph" style:parent-style-name="Standard">
      <style:text-properties fo:color="#81d41a" loext:opacity="100%"/>
    </style:style>
    <style:style style:name="P3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 text:number-lines="true" text:line-number="0" style:writing-mode="lr-tb"/>
      <style:text-properties fo:color="#81d41a" loext:opacity="100%" style:font-name="Calibri" fo:font-size="11pt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text-properties fo:color="#00b050" loext:opacity="100%"/>
    </style:style>
    <style:style style:name="P5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 text:number-lines="true" text:line-number="0" style:writing-mode="lr-tb"/>
      <style:text-properties fo:color="#2a6099" loext:opacity="100%" style:font-name="Calibri" fo:font-size="11pt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text-properties fo:color="#2a6099" loext:opacity="100%"/>
    </style:style>
    <style:style style:name="P7" style:family="paragraph" style:parent-style-name="Standard">
      <style:text-properties fo:color="#2a6099" loext:opacity="100%" officeooo:paragraph-rsid="000dbee4"/>
    </style:style>
    <style:style style:name="P8" style:family="paragraph" style:parent-style-name="Standard">
      <style:text-properties fo:color="#81d41a" loext:opacity="100%" officeooo:rsid="000975a3" officeooo:paragraph-rsid="000975a3"/>
    </style:style>
    <style:style style:name="P9" style:family="paragraph" style:parent-style-name="Standard">
      <style:text-properties fo:color="#81d41a" loext:opacity="100%" officeooo:paragraph-rsid="000dbee4"/>
    </style:style>
    <style:style style:name="T1" style:family="text">
      <style:text-properties fo:color="#81d41a" loext:opacity="100%" style:font-name="Calibri" fo:font-size="11pt" style:font-name-asian="Calibri1" style:font-size-asian="11pt" style:language-asian="en" style:country-asian="US" style:font-size-complex="11pt" style:language-complex="ar" style:country-complex="SA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 parte de consulta das mudanças priorizadas está no botão criar quando deveria estar no consultar.</text:p>
      <text:p text:style-name="P4">Não pode permitir iniciar a mudança antes de todas as áreas impactadas efetuar a aprovação.</text:p>
      <text:p text:style-name="P4">Após adicionar o requisito apresentou erro na tela, o solicitante não recebeu o e-mail da pendência de aprovação dos requisitos</text:p>
      <text:p text:style-name="P4">Após aprovação do solicitante ocorreu o mesmo erro anterior</text:p>
      <text:p text:style-name="P4">Toda vez que que sofre uma atualização mesmo já estando já na fase ele envia um e-mail, porém deveria enviar somente na mudança de fase.</text:p>
      <text:p text:style-name="P4">Kanban Na consulta da tela das mudanças não está refletindo as mesmas informações que a do desenvolvedor.</text:p>
      <text:p text:style-name="P2">Mudança já implementada não deve aparecer na tela e nem constar pendência. A falha se encontra na tela do solicitante, além disso aparece para todos os solicitantes mesmo a mudança não sendo aberto por ele</text:p>
      <text:p text:style-name="P6">O gerente <text:span text:style-name="T2">aprovação</text:span> de aprovação deve receber o e-mail após todas as áreas impactadas aprovarem para que ele faça a priorização da mudança.</text:p>
      <text:p text:style-name="P7">“Após a aprovação do solicitante a fase voltou a estar na parte de testes da TI quando na verdade estar na etapa para implementação”</text:p>
      <text:p text:style-name="P9">“Na tela inicial do gerente solicitante não está aparecendo as pendencias.”</text:p>
      <text:p text:style-name="P8">Date time upload file </text:p>
      <text:p text:style-name="P2"><text:s/>O texto na tela consulta está escrito errado como MUDANÇA DE INFORMAÇÃO e deveria ser “Informações da Mudança”</text:p>
      <text:p text:style-name="P2">Na tela de fluxo de processo o botão de consultar do menu não funciona.</text:p>
      <text:p text:style-name="P2">A cor do botão atualizar não foi ajustada conforme pedido e também o texto deve estar como “Salvar” em todas as telas ao invés de atualizar.</text:p>
      <text:p text:style-name="P2">Após a reprovação de uma das fases pelo gestor e anexado o arquivo, apresentou tela de erro, isso ocorre não somente nesse tipo de aprovação, sempre está ocorrendo quando existe 2 ou mais fases com status diferente; ex.: (“Aprovada” e “Pedido de mudança”) ou (“Aprovada” e “Reprovada”).</text:p>
      <text:p text:style-name="P1"><text:span text:style-name="T1">“O solicitante deve dizer que a fase da mudança pode ser implementada, porém quem implementa a fase é gestor, só após essa aprovação que a faze muda de status aguardando implementação para implementada,” c</text:span><text:bookmark text:name="_GoBack"/><text:span text:style-name="T1">orrigir erro na tela do gestor onde está escrito “Approvar” deve estar escrito “Aprovar” e deve ser por cada fase a ser implementada e não pela mudança por um todo.</text:span></text:p>
      <text:p text:style-name="P3">Corrigir texto na tela de consulta/fases</text:p>
      <text:p text:style-name="P3">Teste Usário -&gt; Teste Usuário</text:p>
      <text:p text:style-name="P3">Aguardando implantaçao -&gt; Aguardando implementação</text:p>
      <text:p text:style-name="P3">Implantado -&gt; Implementado</text:p>
      <text:p text:style-name="P5"><text:soft-page-break/>Restringir a quantidade de caracteres no nome da mudança para 175 caracteres e para todos os comentários de aprovação para 250 caractere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uliano Cassio</meta:initial-creator>
    <meta:editing-cycles>9</meta:editing-cycles>
    <meta:creation-date>2024-02-06T17:39:00</meta:creation-date>
    <dc:date>2024-02-15T11:37:04.002000000</dc:date>
    <meta:generator>LibreOffice/7.3.6.2$Windows_X86_64 LibreOffice_project/c28ca90fd6e1a19e189fc16c05f8f8924961e12e</meta:generator>
    <meta:editing-duration>PT2H4M36S</meta:editing-duration>
    <meta:document-statistic meta:table-count="0" meta:image-count="0" meta:object-count="0" meta:page-count="2" meta:paragraph-count="21" meta:word-count="408" meta:character-count="2450" meta:non-whitespace-character-count="2060"/>
    <meta:user-defined meta:name="AppVersion">16.0000</meta:user-defined>
    <meta:template xlink:type="simple" xlink:actuate="onRequest" xlink:title="Normal.dotm" xlink:href=""/>
  </office:meta>
</office:document-meta>
</file>